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7.013cm"/>
    </style:style>
    <style:style style:name="Tabela2.A1" style:family="table-cell">
      <style:table-cell-properties fo:background-color="#ff3399" fo:padding="0.097cm" fo:border="0.05pt solid #ff66ff">
        <style:background-image/>
      </style:table-cell-properties>
    </style:style>
    <style:style style:name="Tabela1" style:family="table">
      <style:table-properties style:width="17.039cm" fo:margin-left="-0.016cm" table:align="left"/>
    </style:style>
    <style:style style:name="Tabela1.A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A1" style:family="table-cell">
      <style:table-cell-properties style:vertical-align=""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1.B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1.C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1.D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1.E1" style:family="table-cell">
      <style:table-cell-properties fo:background-color="#ff99ff" fo:padding="0.097cm" fo:border="0.05pt solid #ff66ff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1.C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1.D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1.E3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="0.097cm" fo:border="0.05pt solid #ff66ff">
        <style:background-image/>
      </style:table-cell-properties>
    </style:style>
    <style:style style:name="Tabela4" style:family="table">
      <style:table-properties style:width="17.489cm" fo:margin-left="-0.016cm" table:align="left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863cm"/>
    </style:style>
    <style:style style:name="Tabela4.A1" style:family="table-cell">
      <style:table-cell-properties style:vertical-align=""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4.B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4.C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4.D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4.E1" style:family="table-cell">
      <style:table-cell-properties fo:background-color="#ff99ff" fo:padding="0.097cm" fo:border="0.05pt solid #ff66ff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C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D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E3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B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C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D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4.E5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17.013cm"/>
    </style:style>
    <style:style style:name="Tabela5.A1" style:family="table-cell">
      <style:table-cell-properties fo:background-color="#ff3399" fo:padding="0.097cm" fo:border="0.05pt solid #ff66ff">
        <style:background-image/>
      </style:table-cell-properties>
    </style:style>
    <style:style style:name="Tabela6" style:family="table">
      <style:table-properties style:width="17.039cm" fo:margin-left="-0.016cm" table:align="left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A1" style:family="table-cell">
      <style:table-cell-properties style:vertical-align=""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6.B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6.C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6.D1" style:family="table-cell">
      <style:table-cell-properties fo:background-color="#ff99ff" fo:padding="0.097cm" fo:border-left="0.05pt solid #ff66ff" fo:border-right="none" fo:border-top="0.05pt solid #ff66ff" fo:border-bottom="0.05pt solid #ff66ff">
        <style:background-image/>
      </style:table-cell-properties>
    </style:style>
    <style:style style:name="Tabela6.E1" style:family="table-cell">
      <style:table-cell-properties fo:background-color="#ff99ff" fo:padding="0.097cm" fo:border="0.05pt solid #ff66ff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C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D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E3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none" fo:border-top="none" fo:border-bottom="0.05pt solid #000000"/>
    </style:style>
    <style:style style:name="Tabe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B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C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D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ela6.E5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cf15d" officeooo:paragraph-rsid="001cf15d"/>
    </style:style>
    <style:style style:name="P2" style:family="paragraph" style:parent-style-name="Standard">
      <style:text-properties officeooo:rsid="001e4fd5" officeooo:paragraph-rsid="001e4fd5"/>
    </style:style>
    <style:style style:name="P3" style:family="paragraph" style:parent-style-name="Standard">
      <style:text-properties officeooo:rsid="00205b83" officeooo:paragraph-rsid="00205b83"/>
    </style:style>
    <style:style style:name="P4" style:family="paragraph" style:parent-style-name="Standard">
      <style:text-properties officeooo:rsid="0021a727" officeooo:paragraph-rsid="0021a727"/>
    </style:style>
    <style:style style:name="P5" style:family="paragraph" style:parent-style-name="Standard">
      <style:text-properties officeooo:rsid="0022ff35" officeooo:paragraph-rsid="0022ff35"/>
    </style:style>
    <style:style style:name="P6" style:family="paragraph" style:parent-style-name="Standard">
      <style:paragraph-properties fo:text-align="center" style:justify-single-word="false"/>
      <style:text-properties officeooo:rsid="0022ff35" officeooo:paragraph-rsid="00249f1f"/>
    </style:style>
    <style:style style:name="P7" style:family="paragraph" style:parent-style-name="Standard">
      <style:paragraph-properties fo:text-align="center" style:justify-single-word="false"/>
      <style:text-properties officeooo:rsid="0022ff35" officeooo:paragraph-rsid="0024ca0d"/>
    </style:style>
    <style:style style:name="P8" style:family="paragraph" style:parent-style-name="Standard">
      <style:paragraph-properties fo:text-align="center" style:justify-single-word="false"/>
      <style:text-properties officeooo:rsid="0022ff35" officeooo:paragraph-rsid="0028bfa4"/>
    </style:style>
    <style:style style:name="P9" style:family="paragraph" style:parent-style-name="Standard">
      <style:text-properties officeooo:rsid="0022ff35" officeooo:paragraph-rsid="0024ca0d"/>
    </style:style>
    <style:style style:name="P10" style:family="paragraph" style:parent-style-name="Standard">
      <style:text-properties officeooo:rsid="0022ff35" officeooo:paragraph-rsid="0028bfa4"/>
    </style:style>
    <style:style style:name="P11" style:family="paragraph" style:parent-style-name="Standard">
      <style:paragraph-properties fo:text-align="end" style:justify-single-word="false"/>
      <style:text-properties officeooo:rsid="00249f1f" officeooo:paragraph-rsid="00249f1f"/>
    </style:style>
    <style:style style:name="P12" style:family="paragraph" style:parent-style-name="Standard">
      <style:paragraph-properties fo:text-align="end" style:justify-single-word="false"/>
      <style:text-properties officeooo:rsid="00249f1f" officeooo:paragraph-rsid="0024ca0d"/>
    </style:style>
    <style:style style:name="P13" style:family="paragraph" style:parent-style-name="Standard">
      <style:paragraph-properties fo:text-align="end" style:justify-single-word="false"/>
      <style:text-properties officeooo:rsid="00249f1f" officeooo:paragraph-rsid="0028bfa4"/>
    </style:style>
    <style:style style:name="P14" style:family="paragraph" style:parent-style-name="Standard">
      <style:text-properties fo:font-weight="bold" officeooo:rsid="0022ff35" officeooo:paragraph-rsid="0022ff35" style:font-weight-asian="bold" style:font-weight-complex="bold"/>
    </style:style>
    <style:style style:name="P15" style:family="paragraph" style:parent-style-name="Standard">
      <style:text-properties fo:font-weight="bold" officeooo:rsid="0022ff35" officeooo:paragraph-rsid="0024ca0d" style:font-weight-asian="bold" style:font-weight-complex="bold"/>
    </style:style>
    <style:style style:name="P16" style:family="paragraph" style:parent-style-name="Standard">
      <style:text-properties fo:font-weight="bold" officeooo:rsid="0022ff35" officeooo:paragraph-rsid="0028bfa4" style:font-weight-asian="bold" style:font-weight-complex="bold"/>
    </style:style>
    <style:style style:name="P17" style:family="paragraph" style:parent-style-name="Standard">
      <style:text-properties fo:font-weight="bold" officeooo:rsid="001cf15d" officeooo:paragraph-rsid="001cf15d" style:font-weight-asian="bold" style:font-weight-complex="bold"/>
    </style:style>
    <style:style style:name="P18" style:family="paragraph" style:parent-style-name="Standard">
      <style:text-properties fo:font-weight="bold" officeooo:rsid="0021a727" officeooo:paragraph-rsid="0021a727" style:font-weight-asian="bold" style:font-weight-complex="bold"/>
    </style:style>
    <style:style style:name="P19" style:family="paragraph" style:parent-style-name="Standard">
      <style:text-properties officeooo:rsid="002830f0" officeooo:paragraph-rsid="002830f0"/>
    </style:style>
    <style:style style:name="P20" style:family="paragraph" style:parent-style-name="Table_20_Contents">
      <style:paragraph-properties fo:text-align="center" style:justify-single-word="false"/>
      <style:text-properties officeooo:rsid="0022ff35" officeooo:paragraph-rsid="0022ff35"/>
    </style:style>
    <style:style style:name="P21" style:family="paragraph" style:parent-style-name="Table_20_Contents">
      <style:paragraph-properties fo:text-align="center" style:justify-single-word="false"/>
      <style:text-properties officeooo:rsid="0022ff35" officeooo:paragraph-rsid="0024ca0d"/>
    </style:style>
    <style:style style:name="P22" style:family="paragraph" style:parent-style-name="Table_20_Contents">
      <style:paragraph-properties fo:text-align="center" style:justify-single-word="false"/>
      <style:text-properties officeooo:rsid="0022ff35" officeooo:paragraph-rsid="0028bfa4"/>
    </style:style>
    <style:style style:name="P23" style:family="paragraph" style:parent-style-name="Table_20_Contents">
      <style:paragraph-properties fo:text-align="center" style:justify-single-word="false"/>
      <style:text-properties officeooo:rsid="00249f1f" officeooo:paragraph-rsid="00249f1f"/>
    </style:style>
    <style:style style:name="P24" style:family="paragraph" style:parent-style-name="Table_20_Contents">
      <style:paragraph-properties fo:text-align="center" style:justify-single-word="false"/>
      <style:text-properties officeooo:rsid="00249f1f" officeooo:paragraph-rsid="0024ca0d"/>
    </style:style>
    <style:style style:name="P25" style:family="paragraph" style:parent-style-name="Table_20_Contents">
      <style:paragraph-properties fo:text-align="center" style:justify-single-word="false"/>
      <style:text-properties officeooo:rsid="00249f1f" officeooo:paragraph-rsid="0028bfa4"/>
    </style:style>
    <style:style style:name="P26" style:family="paragraph" style:parent-style-name="Table_20_Contents">
      <style:paragraph-properties fo:text-align="center" style:justify-single-word="false"/>
      <style:text-properties officeooo:rsid="00262297" officeooo:paragraph-rsid="00262297"/>
    </style:style>
    <style:style style:name="P27" style:family="paragraph" style:parent-style-name="Table_20_Contents">
      <style:paragraph-properties fo:text-align="center" style:justify-single-word="false"/>
      <style:text-properties officeooo:rsid="0028bfa4" officeooo:paragraph-rsid="0028bfa4"/>
    </style:style>
    <style:style style:name="P28" style:family="paragraph" style:parent-style-name="Table_20_Heading">
      <style:text-properties officeooo:rsid="0022ff35" officeooo:paragraph-rsid="0022ff35"/>
    </style:style>
    <style:style style:name="P29" style:family="paragraph" style:parent-style-name="Table_20_Heading">
      <style:text-properties officeooo:rsid="0022ff35" officeooo:paragraph-rsid="0024ca0d"/>
    </style:style>
    <style:style style:name="P30" style:family="paragraph" style:parent-style-name="Table_20_Heading">
      <style:text-properties officeooo:rsid="0022ff35" officeooo:paragraph-rsid="0028bfa4"/>
    </style:style>
    <style:style style:name="P31" style:family="paragraph" style:parent-style-name="Table_20_Contents" style:list-style-name="L1">
      <style:paragraph-properties fo:text-align="start" style:justify-single-word="false"/>
      <style:text-properties officeooo:rsid="00262297" officeooo:paragraph-rsid="00262297"/>
    </style:style>
    <style:style style:name="T1" style:family="text">
      <style:text-properties officeooo:rsid="001e6f0a"/>
    </style:style>
    <style:style style:name="T2" style:family="text">
      <style:text-properties officeooo:rsid="00205b83"/>
    </style:style>
    <style:style style:name="T3" style:family="text">
      <style:text-properties officeooo:rsid="0021a72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1a727"/>
    </style:style>
    <style:style style:name="T6" style:family="text">
      <style:text-properties style:text-underline-style="solid" style:text-underline-width="auto" style:text-underline-color="font-color" officeooo:rsid="00205b83"/>
    </style:style>
    <style:style style:name="T7" style:family="text">
      <style:text-properties style:text-underline-style="solid" style:text-underline-width="auto" style:text-underline-color="font-color" officeooo:rsid="001e6f0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a727" style:font-weight-asian="bold" style:font-weight-complex="bold"/>
    </style:style>
    <style:style style:name="T10" style:family="text">
      <style:text-properties fo:font-weight="bold" officeooo:rsid="0024ca0d" style:font-weight-asian="bold" style:font-weight-complex="bold"/>
    </style:style>
    <style:style style:name="T11" style:family="text">
      <style:text-properties fo:font-weight="bold" officeooo:rsid="00262297" style:font-weight-asian="bold" style:font-weight-complex="bold"/>
    </style:style>
    <style:style style:name="T12" style:family="text">
      <style:text-properties fo:font-weight="bold" officeooo:rsid="0028bfa4" style:font-weight-asian="bold" style:font-weight-complex="bold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4" style:family="text">
      <style:text-properties style:text-underline-style="none" officeooo:rsid="0021a727"/>
    </style:style>
    <style:style style:name="T15" style:family="text">
      <style:text-properties officeooo:rsid="00262297"/>
    </style:style>
    <style:style style:name="T16" style:family="text">
      <style:text-properties officeooo:rsid="0028bfa4"/>
    </style:style>
    <style:style style:name="T17" style:family="text">
      <style:text-properties officeooo:rsid="0029dc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<text:span text:style-name="T2">Coisas a Fazer :</text:span></text:p>
      <text:p text:style-name="P3">Diagrama - <text:s/>Editar a primary key de compra para CodCompra</text:p>
      <text:p text:style-name="P19">Adicionar ao dicionário as restrições de hierarquia</text:p>
      <text:p text:style-name="P19">Rever buscas</text:p>
      <text:p text:style-name="P3"/>
      <text:p text:style-name="P17">3 Modelo Logico</text:p>
      <text:p text:style-name="P17">3.1 Mapeamento Entidade-Relacionamento</text:p>
      <text:p text:style-name="P1"/>
      <text:p text:style-name="P1"><text:span text:style-name="T8">Pessoa</text:span><text:span text:style-name="T3">=(</text:span><text:span text:style-name="T5">CPF,</text:span><text:span text:style-name="T3"> Nome, Telefone);</text:span></text:p>
      <text:p text:style-name="P1"><text:span text:style-name="T8">Funcionario</text:span><text:span text:style-name="T3">=(</text:span><text:span text:style-name="T5">CPFPessoa</text:span><text:span text:style-name="T3">, </text:span><text:span text:style-name="T14">Matricula,</text:span><text:span text:style-name="T3"> Cargo, DataAdmissao, Status);</text:span></text:p>
      <text:p text:style-name="P2"><text:span text:style-name="T8">EnderecoFun</text:span><text:span text:style-name="T9">c</text:span><text:span text:style-name="T12">ionario</text:span><text:span text:style-name="T3">=</text:span>(<text:span text:style-name="T4">Matricula, Bairro, Rua, Cidade</text:span>);</text:p>
      <text:p text:style-name="P1"><text:span text:style-name="T8">Cliente</text:span><text:span text:style-name="T3">=(</text:span><text:span text:style-name="T5">CPFPessoa</text:span><text:span text:style-name="T3">, </text:span><text:span text:style-name="T14">CodCliente,</text:span><text:span text:style-name="T3"> e-mail);</text:span></text:p>
      <text:p text:style-name="P1"><text:span text:style-name="T8">Salario</text:span><text:span text:style-name="T3">=</text:span><text:span text:style-name="T5">(CodSalario,</text:span><text:span text:style-name="T3"> Valor, Data, Funcionario, Hora, CodDespesa);</text:span></text:p>
      <text:p text:style-name="P1"><text:span text:style-name="T8">Fornecedor</text:span><text:span text:style-name="T3">=(</text:span><text:span text:style-name="T5">CNPJ</text:span><text:span text:style-name="T3">, Nome, Telefone);</text:span></text:p>
      <text:p text:style-name="P2"><text:span text:style-name="T8">EnderecoForn</text:span><text:span text:style-name="T3">=</text:span>(<text:span text:style-name="T4">CNPJ, Cidade, Rua, Bairro</text:span>);</text:p>
      <text:p text:style-name="P2"><text:span text:style-name="T8">Despesa</text:span><text:span text:style-name="T3">=</text:span>(<text:span text:style-name="T6">CodDespesa,</text:span>Valor, Data);</text:p>
      <text:p text:style-name="P2"><text:span text:style-name="T8">Compra</text:span><text:span text:style-name="T3">=</text:span>(<text:span text:style-name="T4">Cod</text:span><text:span text:style-name="T6">Compra</text:span>, Valor, Quantidade, Data, <text:span text:style-name="T2">Fornecedor, Hora, CodDespesa</text:span>);</text:p>
      <text:p text:style-name="P3"><text:span text:style-name="T8">CompraProduto</text:span><text:span text:style-name="T3">=</text:span>(<text:span text:style-name="T4">CodProduto, CodCompra</text:span>);</text:p>
      <text:p text:style-name="P2"><text:span text:style-name="T8">Produto</text:span><text:span text:style-name="T3">=</text:span>(<text:span text:style-name="T4">Codigo,</text:span> Tamanho, Status, Nome, Preço);</text:p>
      <text:p text:style-name="P2"><text:span text:style-name="T8">Vend</text:span><text:span text:style-name="T9">a</text:span><text:span text:style-name="T3">=</text:span>(<text:span text:style-name="T7">CodVenda</text:span><text:span text:style-name="T1">, </text:span>Data, Hora, Total, <text:span text:style-name="T1">Funcionario, Cliente</text:span>);</text:p>
      <text:p text:style-name="P2"><text:span text:style-name="T8">Entrada</text:span><text:span text:style-name="T3">=</text:span><text:span text:style-name="T4">(</text:span><text:span text:style-name="T5">CodEntrada, </text:span><text:span text:style-name="T3">CodVenda,</text:span>Valor, Data);</text:p>
      <text:p text:style-name="P2"><text:span text:style-name="T8">CartaoCredito</text:span><text:span text:style-name="T3">=</text:span>(<text:span text:style-name="T13">Numero</text:span>, Bandeira); </text:p>
      <text:p text:style-name="P4"><text:span text:style-name="T8">VendaCartao</text:span>=(<text:span text:style-name="T4">NumCartao, CodVenda,</text:span> NumParcelas,);</text:p>
      <text:p text:style-name="P18"/>
      <text:p text:style-name="P14">3.2 Dicionário Lógico de Dados</text:p>
      <text:p text:style-name="P5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"><text:span text:style-name="T10">PESSOA </text:span><text:span text:style-name="T8">: Relação que armazena dados generalizados de funcionários e clientes.</text:span></text:p>
          </table:table-cell>
        </table:table-row>
      </table:table>
      <text:p text:style-name="P14"/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2"/>
        <table:table-header-rows>
          <table:table-row>
            <table:table-cell table:style-name="Tabela1.A1" office:value-type="string">
              <text:p text:style-name="P28">Atributo</text:p>
            </table:table-cell>
            <table:table-cell table:style-name="Tabela1.B1" office:value-type="string">
              <text:p text:style-name="P28">Descrição</text:p>
            </table:table-cell>
            <table:table-cell table:style-name="Tabela1.C1" office:value-type="string">
              <text:p text:style-name="P28">Tipo</text:p>
            </table:table-cell>
            <table:table-cell table:style-name="Tabela1.D1" office:value-type="string">
              <text:p text:style-name="P28">Domínio</text:p>
            </table:table-cell>
            <table:table-cell table:style-name="Tabela1.E1" office:value-type="string">
              <text:p text:style-name="P28">Restrição</text:p>
            </table:table-cell>
          </table:table-row>
        </table:table-header-rows>
        <table:table-row>
          <table:table-cell table:style-name="Tabela1.A4" office:value-type="string">
            <text:p text:style-name="P20">Nome</text:p>
          </table:table-cell>
          <table:table-cell table:style-name="Tabela1.B2" office:value-type="string">
            <text:p text:style-name="P20">Representa o nome de uma pessoa, seja funcionário ou cliente</text:p>
          </table:table-cell>
          <table:table-cell table:style-name="Tabela1.C4" office:value-type="string">
            <text:p text:style-name="P20">String(100)</text:p>
          </table:table-cell>
          <table:table-cell table:style-name="Tabela1.D2" office:value-type="string">
            <text:p text:style-name="P20">String(100)</text:p>
          </table:table-cell>
          <table:table-cell table:style-name="Tabela1.E2" office:value-type="string">
            <text:p text:style-name="P20">Não nulo</text:p>
          </table:table-cell>
        </table:table-row>
        <table:table-row>
          <table:table-cell table:style-name="Tabela1.A3" office:value-type="string">
            <text:p text:style-name="P20">CPF</text:p>
          </table:table-cell>
          <table:table-cell table:style-name="Tabela1.B3" office:value-type="string">
            <text:p text:style-name="P20">Representa o número do CPF de uma pessoa, seja funcionário ou cliente</text:p>
          </table:table-cell>
          <table:table-cell table:style-name="Tabela1.C3" office:value-type="string">
            <text:p text:style-name="P20">String(20)</text:p>
          </table:table-cell>
          <table:table-cell table:style-name="Tabela1.D3" office:value-type="string">
            <text:p text:style-name="P20">String(20)</text:p>
          </table:table-cell>
          <table:table-cell table:style-name="Tabela1.E3" office:value-type="string">
            <text:p text:style-name="P20">Chave Primaria</text:p>
          </table:table-cell>
        </table:table-row>
        <table:table-row>
          <table:table-cell table:style-name="Tabela1.A4" office:value-type="string">
            <text:p text:style-name="P20">Telefone</text:p>
          </table:table-cell>
          <table:table-cell table:style-name="Tabela1.B4" office:value-type="string">
            <text:p text:style-name="P23">Representa o número do telefone de uma pessoa, seja funcionário ou cliente</text:p>
          </table:table-cell>
          <table:table-cell table:style-name="Tabela1.C4" office:value-type="string">
            <text:p text:style-name="P23">String(20)</text:p>
          </table:table-cell>
          <table:table-cell table:style-name="Tabela1.D4" office:value-type="string">
            <text:p text:style-name="P23">String(20)</text:p>
          </table:table-cell>
          <table:table-cell table:style-name="Tabela1.E4" office:value-type="string">
            <text:p text:style-name="P23">Não nulo</text:p>
          </table:table-cell>
        </table:table-row>
      </table:table>
      <text:p text:style-name="P11">Tabela 1 – Relação PESSOA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9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7"><text:span text:style-name="T10">FUNCIONARIO</text:span><text:span text:style-name="T8"> : Relação que armazena dados </text:span><text:span text:style-name="T11">específicos</text:span><text:span text:style-name="T8"> de funcionários.</text:span></text:p>
          </table:table-cell>
        </table:table-row>
      </table:table>
      <text:p text:style-name="P15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header-rows>
          <table:table-row>
            <table:table-cell table:style-name="Tabela4.A1" office:value-type="string">
              <text:p text:style-name="P29">Atributo</text:p>
            </table:table-cell>
            <table:table-cell table:style-name="Tabela4.B1" office:value-type="string">
              <text:p text:style-name="P29">Descrição</text:p>
            </table:table-cell>
            <table:table-cell table:style-name="Tabela4.C1" office:value-type="string">
              <text:p text:style-name="P29">Tipo</text:p>
            </table:table-cell>
            <table:table-cell table:style-name="Tabela4.D1" office:value-type="string">
              <text:p text:style-name="P29">Domínio</text:p>
            </table:table-cell>
            <table:table-cell table:style-name="Tabela4.E1" office:value-type="string">
              <text:p text:style-name="P29">Restrição</text:p>
            </table:table-cell>
          </table:table-row>
        </table:table-header-rows>
        <table:table-row>
          <table:table-cell table:style-name="Tabela4.A6" office:value-type="string">
            <text:p text:style-name="P26">CPFPessoa</text:p>
          </table:table-cell>
          <table:table-cell table:style-name="Tabela4.B2" office:value-type="string">
            <text:p text:style-name="P21">Representa o <text:span text:style-name="T15">CPF do funcionário</text:span></text:p>
          </table:table-cell>
          <table:table-cell table:style-name="Tabela4.C6" office:value-type="string">
            <text:p text:style-name="P21">String(<text:span text:style-name="T15">20</text:span>)</text:p>
          </table:table-cell>
          <table:table-cell table:style-name="Tabela4.D2" office:value-type="string">
            <text:p text:style-name="P21">String(<text:span text:style-name="T15">2</text:span>0)</text:p>
          </table:table-cell>
          <table:table-cell table:style-name="Tabela4.E2" office:value-type="string">
            <text:list xml:id="list692736323070930415" text:style-name="L1">
              <text:list-item>
                <text:p text:style-name="P31">Chave estrangeira referenciando o CPF na relação PESSOA</text:p>
              </text:list-item>
              <text:list-item>
                <text:p text:style-name="P31">Chave Primaria</text:p>
              </text:list-item>
            </text:list>
          </table:table-cell>
        </table:table-row>
        <table:table-row>
          <table:table-cell table:style-name="Tabela4.A3" office:value-type="string">
            <text:p text:style-name="P26">Matricula</text:p>
          </table:table-cell>
          <table:table-cell table:style-name="Tabela4.B3" office:value-type="string">
            <text:p text:style-name="P21">Representa o <text:span text:style-name="T15">código de matrícula de um f</text:span>uncionário</text:p>
          </table:table-cell>
          <table:table-cell table:style-name="Tabela4.C3" office:value-type="string">
            <text:p text:style-name="P26">Int</text:p>
          </table:table-cell>
          <table:table-cell table:style-name="Tabela4.D3" office:value-type="string">
            <text:p text:style-name="P26">Int</text:p>
          </table:table-cell>
          <table:table-cell table:style-name="Tabela4.E3" office:value-type="string">
            <text:p text:style-name="P26">Não nulo</text:p>
          </table:table-cell>
        </table:table-row>
        <table:table-row>
          <table:table-cell table:style-name="Tabela4.A6" office:value-type="string">
            <text:p text:style-name="P26">Cargo</text:p>
          </table:table-cell>
          <table:table-cell table:style-name="Tabela4.B6" office:value-type="string">
            <text:p text:style-name="P24">Representa o <text:span text:style-name="T15">cargo de um funcionário no estabelecimento</text:span></text:p>
          </table:table-cell>
          <table:table-cell table:style-name="Tabela4.C6" office:value-type="string">
            <text:p text:style-name="P24">String(20)</text:p>
          </table:table-cell>
          <table:table-cell table:style-name="Tabela4.D6" office:value-type="string">
            <text:p text:style-name="P24">String(20)</text:p>
          </table:table-cell>
          <table:table-cell table:style-name="Tabela4.E6" office:value-type="string">
            <text:p text:style-name="P24">Não nulo</text:p>
          </table:table-cell>
        </table:table-row>
        <table:table-row>
          <table:table-cell table:style-name="Tabela4.A5" office:value-type="string">
            <text:p text:style-name="P26">DataAdmissao</text:p>
          </table:table-cell>
          <table:table-cell table:style-name="Tabela4.B5" office:value-type="string">
            <text:p text:style-name="P26">Representa a data em que o funcionário foi admitido no estabelecimento</text:p>
          </table:table-cell>
          <table:table-cell table:style-name="Tabela4.C5" office:value-type="string">
            <text:p text:style-name="P26">Date</text:p>
          </table:table-cell>
          <table:table-cell table:style-name="Tabela4.D5" office:value-type="string">
            <text:p text:style-name="P26">Date</text:p>
          </table:table-cell>
          <table:table-cell table:style-name="Tabela4.E5" office:value-type="string">
            <text:p text:style-name="P26">Não nulo</text:p>
          </table:table-cell>
        </table:table-row>
        <table:table-row>
          <table:table-cell table:style-name="Tabela4.A6" office:value-type="string">
            <text:p text:style-name="P26">Status</text:p>
          </table:table-cell>
          <table:table-cell table:style-name="Tabela4.B6" office:value-type="string">
            <text:p text:style-name="P26">Representa o status do funcionário no estabelecimento, se está ou não efetivo</text:p>
          </table:table-cell>
          <table:table-cell table:style-name="Tabela4.C6" office:value-type="string">
            <text:p text:style-name="P26">String(20)</text:p>
          </table:table-cell>
          <table:table-cell table:style-name="Tabela4.D6" office:value-type="string">
            <text:p text:style-name="P26">String(20)</text:p>
          </table:table-cell>
          <table:table-cell table:style-name="Tabela4.E6" office:value-type="string">
            <text:p text:style-name="P26">Não nulo</text:p>
          </table:table-cell>
        </table:table-row>
      </table:table>
      <text:p text:style-name="P12">Tabela <text:span text:style-name="T16">2</text:span> – Relação <text:span text:style-name="T15">FUNCIONARIO</text:span></text:p>
      <text:p text:style-name="P12"/>
      <text:p text:style-name="P10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8"><text:span text:style-name="T12">ENDERECOFUNCIONARIO</text:span><text:span text:style-name="T10"> </text:span><text:span text:style-name="T8">: Relação que armazena da</text:span><text:span text:style-name="T12">dos que compõem o endereço de um funcionário.</text:span></text:p>
          </table:table-cell>
        </table:table-row>
      </table:table>
      <text:p text:style-name="P16"/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header-rows>
          <table:table-row>
            <table:table-cell table:style-name="Tabela6.A1" office:value-type="string">
              <text:p text:style-name="P30">Atributo</text:p>
            </table:table-cell>
            <table:table-cell table:style-name="Tabela6.B1" office:value-type="string">
              <text:p text:style-name="P30">Descrição</text:p>
            </table:table-cell>
            <table:table-cell table:style-name="Tabela6.C1" office:value-type="string">
              <text:p text:style-name="P30">Tipo</text:p>
            </table:table-cell>
            <table:table-cell table:style-name="Tabela6.D1" office:value-type="string">
              <text:p text:style-name="P30">Domínio</text:p>
            </table:table-cell>
            <table:table-cell table:style-name="Tabela6.E1" office:value-type="string">
              <text:p text:style-name="P30">Restrição</text:p>
            </table:table-cell>
          </table:table-row>
        </table:table-header-rows>
        <table:table-row>
          <table:table-cell table:style-name="Tabela6.A4" office:value-type="string">
            <text:p text:style-name="P27">Matricula</text:p>
          </table:table-cell>
          <table:table-cell table:style-name="Tabela6.B2" office:value-type="string">
            <text:p text:style-name="P22">Representa o nome de uma pessoa, seja funcionário ou cliente</text:p>
          </table:table-cell>
          <table:table-cell table:style-name="Tabela6.C4" office:value-type="string">
            <text:p text:style-name="P22">String(100)</text:p>
          </table:table-cell>
          <table:table-cell table:style-name="Tabela6.D2" office:value-type="string">
            <text:p text:style-name="P22">String(100)</text:p>
          </table:table-cell>
          <table:table-cell table:style-name="Tabela6.E2" office:value-type="string">
            <text:p text:style-name="P22">Não nulo</text:p>
          </table:table-cell>
        </table:table-row>
        <table:table-row>
          <table:table-cell table:style-name="Tabela6.A3" office:value-type="string">
            <text:p text:style-name="P27">Bairro</text:p>
          </table:table-cell>
          <table:table-cell table:style-name="Tabela6.B3" office:value-type="string">
            <text:p text:style-name="P22">Representa o número do CPF de uma pessoa, seja <text:soft-page-break/>funcionário ou cliente</text:p>
          </table:table-cell>
          <table:table-cell table:style-name="Tabela6.C3" office:value-type="string">
            <text:p text:style-name="P22">String(20)</text:p>
          </table:table-cell>
          <table:table-cell table:style-name="Tabela6.D3" office:value-type="string">
            <text:p text:style-name="P22">String(20)</text:p>
          </table:table-cell>
          <table:table-cell table:style-name="Tabela6.E3" office:value-type="string">
            <text:p text:style-name="P22">Chave Primaria</text:p>
          </table:table-cell>
        </table:table-row>
        <table:table-row>
          <table:table-cell table:style-name="Tabela6.A4" office:value-type="string">
            <text:p text:style-name="P27">Rua</text:p>
          </table:table-cell>
          <table:table-cell table:style-name="Tabela6.B4" office:value-type="string">
            <text:p text:style-name="P25">Representa o número do telefone de uma pessoa, seja funcionário ou cliente</text:p>
          </table:table-cell>
          <table:table-cell table:style-name="Tabela6.C4" office:value-type="string">
            <text:p text:style-name="P25">String(20)</text:p>
          </table:table-cell>
          <table:table-cell table:style-name="Tabela6.D4" office:value-type="string">
            <text:p text:style-name="P25">String(20)</text:p>
          </table:table-cell>
          <table:table-cell table:style-name="Tabela6.E4" office:value-type="string">
            <text:p text:style-name="P25">Não nulo</text:p>
          </table:table-cell>
        </table:table-row>
        <table:table-row>
          <table:table-cell table:style-name="Tabela6.A5" office:value-type="string">
            <text:p text:style-name="P27">Cidade</text:p>
          </table:table-cell>
          <table:table-cell table:style-name="Tabela6.B5" office:value-type="string">
            <text:p text:style-name="P25"/>
          </table:table-cell>
          <table:table-cell table:style-name="Tabela6.C5" office:value-type="string">
            <text:p text:style-name="P25"/>
          </table:table-cell>
          <table:table-cell table:style-name="Tabela6.D5" office:value-type="string">
            <text:p text:style-name="P25"/>
          </table:table-cell>
          <table:table-cell table:style-name="Tabela6.E5" office:value-type="string">
            <text:p text:style-name="P25"/>
          </table:table-cell>
        </table:table-row>
      </table:table>
      <text:p text:style-name="P13">Tabela <text:span text:style-name="T17">3</text:span> – Relação <text:span text:style-name="T16">ENDERECOFUNCIONARIO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09:43:30.706929794</meta:creation-date>
    <dc:date>2018-08-20T11:05:20.771917658</dc:date>
    <meta:editing-duration>PT28M12S</meta:editing-duration>
    <meta:editing-cycles>7</meta:editing-cycles>
    <meta:generator>LibreOffice/5.1.6.2$Linux_X86_64 LibreOffice_project/10m0$Build-2</meta:generator>
    <meta:document-statistic meta:table-count="6" meta:image-count="0" meta:object-count="0" meta:page-count="3" meta:paragraph-count="100" meta:word-count="330" meta:character-count="2491" meta:non-whitespace-character-count="2258"/>
  </office:meta>
</office:document-meta>
</file>